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his is were it began… Tuticori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a xlink:href="https://en.wikipedia.org/wiki/Thoothukudi" xlink:type="simple">https://en.wikipedia.org/wiki/Thoothukudi</text:a></text:p>
            <text:p>A small port town, slowly growing to <text:s/>be a city</text:p>
            <text:p>Very famous for seafood products, fish, shrimp, salt and british style pastries</text:p>
            <text:p>If you havent tried tuticorin macroons, you are missing one pastry.</text:p>
            <text:p><text:a xlink:href="https://en.wikipedia.org/wiki/Thoothukudi_macaroon" xlink:type="simple">https://en.wikipedia.org/wiki/Thoothukudi_macaroon</text:a></text:p>
            <text:p>Tuticorin is a nocturnal town, many restaurants are open until 2.00 AM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interes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ading comic books and collecting them. Started reading as a 6 year old and going on for 28 years. Some Characters...</text:p>
                <text:p>Tex Willer: italian comics, <text:s/>cowboy from Texas</text:p>
                <text:p>Lucky Luke: french and belgian origin</text:p>
                <text:p>Diabolik: Italian origin</text:p>
                <text:p>Agent XIII: Belgian origin</text:p>
                <text:p>many others are more contemplative and solemn stories based on world war 1 and 2 without any specific characters.</text:p>
                <text:p>I also read through and debug kernel source codes of linux, darwin and occasionally programs in Arduino due to interests in system software.</text:p>
                <text:p>Also have interests in statistical models, and did CFA level 1.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 experience</text:p>
          </draw:text-box>
        </draw:frame>
        <draw:frame presentation:style-name="pr4" draw:layer="layout" svg:width="25.199cm" svg:height="12.179cm" svg:x="1.725cm" svg:y="4.839cm" presentation:class="outline" presentation:user-transformed="true">
          <draw:text-box>
            <text:list text:style-name="L3">
              <text:list-item>
                <text:p>AIG – commercial insurance softwares for energy industry and probabilistic data matching programs to identify duplicate customers.</text:p>
              </text:list-item>
              <text:list-item>
                <text:p>Standard Chartered bank - creating a XML based workflow software, similar to a BPM container.</text:p>
              </text:list-item>
              <text:list-item>
                <text:p>TELUS – <text:s/>integrate telecom device functionalities using websphere process server.</text:p>
              </text:list-item>
              <text:list-item>
                <text:p>TDBANK – Solution designer for creating API for Fraud management, Anti -money laundering, EMV credit card prin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9:36:05.080567000</meta:creation-date>
    <dc:date>2016-07-25T10:55:53.957482000</dc:date>
    <meta:editing-duration>PT36M49S</meta:editing-duration>
    <meta:editing-cycles>7</meta:editing-cycles>
    <meta:generator>LibreOffice/5.1.4.2$MacOSX_X86_64 LibreOffice_project/f99d75f39f1c57ebdd7ffc5f42867c12031db97a</meta:generator>
    <meta:document-statistic meta:object-count="33"/>
  </office:meta>
</office:document-meta>
</file>